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424" loext:opacity="100%" style:font-name="Segoe UI" fo:font-size="7pt" fo:letter-spacing="normal" fo:font-style="normal" fo:font-weight="normal" officeooo:rsid="0007a359" officeooo:paragraph-rsid="0007a359" style:font-size-asian="13pt" style:font-weight-asian="bold" style:font-size-complex="13pt" style:font-weight-complex="bold"/>
    </style:style>
    <style:style style:name="P2" style:family="paragraph" style:parent-style-name="Standard">
      <style:text-properties fo:font-variant="normal" fo:text-transform="none" fo:color="#242424" loext:opacity="100%" style:font-name="Segoe UI" fo:font-size="7pt" fo:letter-spacing="normal" fo:font-style="normal" fo:font-weight="normal" officeooo:rsid="00111fd1" officeooo:paragraph-rsid="00111fd1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style:font-size-asian="13pt" style:font-size-complex="13pt"/>
    </style:style>
    <style:style style:name="P4" style:family="paragraph" style:parent-style-name="Standard">
      <style:text-properties style:font-name="Calibri" fo:font-size="13pt" officeooo:paragraph-rsid="00046724" style:font-size-asian="13pt" style:font-size-complex="13pt"/>
    </style:style>
    <style:style style:name="P5" style:family="paragraph" style:parent-style-name="Standard">
      <style:text-properties style:font-name="Calibri" fo:font-size="13pt" officeooo:rsid="00046724" officeooo:paragraph-rsid="00046724" style:font-size-asian="13pt" style:font-size-complex="13pt"/>
    </style:style>
    <style:style style:name="P6" style:family="paragraph" style:parent-style-name="Standard">
      <style:text-properties style:font-name="Calibri" fo:font-size="13pt" officeooo:rsid="0007a359" officeooo:paragraph-rsid="00046724" style:font-size-asian="13pt" style:font-size-complex="13pt"/>
    </style:style>
    <style:style style:name="P7" style:family="paragraph" style:parent-style-name="Standard">
      <style:text-properties style:font-name="Calibri" fo:font-size="13pt" officeooo:rsid="0007a359" officeooo:paragraph-rsid="0007a359" style:font-size-asian="13pt" style:font-size-complex="13pt"/>
    </style:style>
    <style:style style:name="P8" style:family="paragraph" style:parent-style-name="Standard">
      <style:text-properties style:font-name="Calibri" fo:font-size="13pt" officeooo:paragraph-rsid="0007a359" style:font-size-asian="13pt" style:font-size-complex="13pt"/>
    </style:style>
    <style:style style:name="P9" style:family="paragraph" style:parent-style-name="Standard">
      <style:text-properties style:font-name="Calibri" fo:font-size="13pt" officeooo:rsid="000af2e0" officeooo:paragraph-rsid="000af2e0" style:font-size-asian="13pt" style:font-size-complex="13pt"/>
    </style:style>
    <style:style style:name="P10" style:family="paragraph" style:parent-style-name="Standard">
      <style:text-properties style:font-name="Calibri" fo:font-size="13pt" fo:font-weight="bold" officeooo:rsid="0007a359" officeooo:paragraph-rsid="0007a359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alibri" fo:font-size="13pt" fo:font-weight="bold" officeooo:rsid="0007a359" officeooo:paragraph-rsid="00111fd1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Calibri" fo:font-size="13pt" fo:font-weight="bold" officeooo:rsid="00111fd1" officeooo:paragraph-rsid="00111fd1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alibri" fo:font-size="13pt" fo:font-weight="normal" officeooo:rsid="0007a359" officeooo:paragraph-rsid="0007a35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style:font-name="Calibri" fo:font-size="13pt" fo:letter-spacing="normal" fo:font-style="normal" fo:font-weight="normal" style:font-size-asian="13pt" style:font-size-complex="13pt"/>
    </style:style>
    <style:style style:name="P15" style:family="paragraph" style:parent-style-name="Text_20_body">
      <style:text-properties style:font-name="Calibri" fo:font-size="13pt" style:font-size-asian="13pt" style:font-size-complex="13pt"/>
    </style:style>
    <style:style style:name="P16" style:family="paragraph" style:parent-style-name="Text_20_body">
      <style:text-properties style:font-name="Calibri" fo:font-size="13pt" officeooo:rsid="0007a359" officeooo:paragraph-rsid="0007a359" style:font-size-asian="13pt" style:font-size-complex="13pt"/>
    </style:style>
    <style:style style:name="P17" style:family="paragraph" style:parent-style-name="Text_20_body">
      <style:text-properties style:font-name="Segoe UI" fo:font-size="7pt" fo:font-weight="bold" officeooo:rsid="0007a359" officeooo:paragraph-rsid="00111fd1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style:writing-mode="lr-tb"/>
      <style:text-properties style:font-name="Segoe UI" fo:font-size="7pt"/>
    </style:style>
    <style:style style:name="T1" style:family="text">
      <style:text-properties officeooo:rsid="00046724"/>
    </style:style>
    <style:style style:name="T2" style:family="text">
      <style:text-properties fo:font-variant="normal" fo:text-transform="none" fo:color="#242424" loext:opacity="100%" style:font-name="Segoe UI" fo:font-size="7pt" fo:letter-spacing="normal" fo:font-style="normal"/>
    </style:style>
    <style:style style:name="T3" style:family="text">
      <style:text-properties fo:font-variant="normal" fo:text-transform="none" fo:color="#242424" loext:opacity="100%" style:font-name="Segoe UI" fo:font-size="7pt" fo:letter-spacing="normal" fo:font-style="normal" fo:font-weight="normal"/>
    </style:style>
    <style:style style:name="T4" style:family="text">
      <style:text-properties fo:font-variant="normal" fo:text-transform="none" fo:color="#242424" loext:opacity="100%" style:font-name="Segoe UI" fo:letter-spacing="normal" fo:font-style="normal"/>
    </style:style>
    <style:style style:name="T5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6" style:family="text">
      <style:text-properties fo:font-variant="normal" fo:text-transform="none" fo:color="#242424" loext:opacity="100%" fo:letter-spacing="normal" fo:font-style="normal"/>
    </style:style>
    <style:style style:name="T7" style:family="text">
      <style:text-properties fo:font-variant="normal" fo:text-transform="none" fo:color="#242424" loext:opacity="100%" fo:letter-spacing="normal" fo:font-style="normal" fo:font-weight="normal"/>
    </style:style>
    <style:style style:name="T8" style:family="text">
      <style:text-properties officeooo:rsid="0007a359"/>
    </style:style>
    <style:style style:name="T9" style:family="text">
      <style:text-properties officeooo:rsid="001136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3"><text:span text:style-name="T1">1.</text:span>A company decided to give bonus of 5% to employee if his/her year of service is more than 5 years.<text:line-break/>Ask user for their salary and year of service and print the net bonus amount.</text:p>
      <text:p text:style-name="P3"><text:s/>→</text:p>
      <text:p text:style-name="P3">// Online Java Compiler<text:line-break/>// Use this editor to write, compile and run your Java code online<text:line-break/> <text:s text:c="3"/>import java.util.Scanner;<text:line-break/> <text:s text:c="3"/><text:line-break/>class HelloWorld {<text:line-break/> <text:s text:c="3"/>public static void main(String[] args) {<text:line-break/> <text:s text:c="7"/>System.out.println("Hello, World!"); <text:line-break/> <text:s text:c="7"/>Scanner sc=new Scanner(System.in);<text:line-break/> <text:s text:c="7"/>int a,b;<text:line-break/> <text:s text:c="7"/>double c;<text:line-break/> <text:s text:c="7"/>System.out.println("Enter your salary:");<text:line-break/> <text:s text:c="7"/>a=sc.nextInt();<text:line-break/> <text:s text:c="7"/>System.out.println("Enter your years of service:");<text:line-break/> <text:s text:c="7"/>b=sc.nextInt();<text:line-break/> <text:s text:c="7"/>if(b&gt;5){<text:line-break/> <text:s text:c="11"/>c=0.05*a;<text:line-break/> <text:s text:c="11"/>System.out.print("Payment after receiving a 5% bounce is:"+c);<text:line-break/> <text:s text:c="7"/>}else<text:line-break/> <text:s text:c="7"/>System.out.println("No bounce");<text:line-break/> <text:s text:c="7"/><text:line-break/> <text:s text:c="7"/><text:line-break/> <text:s text:c="3"/>}<text:line-break/>}</text:p>
      <text:p text:style-name="P3"/>
      <text:p text:style-name="P3"/>
      <text:p text:style-name="P4"><text:span text:style-name="T1">2.</text:span><text:span text:style-name="T7">A school has following rules for grading system:</text:span><text:line-break/><text:span text:style-name="T7">a. Below 25 - F</text:span><text:line-break/><text:span text:style-name="T7">b. 25 to 45 - E</text:span><text:line-break/><text:span text:style-name="T7">c. 45 to 50 - D</text:span><text:line-break/><text:span text:style-name="T7">d. 50 to 60 - C</text:span><text:line-break/><text:span text:style-name="T7">e. 60 to 80 - B</text:span><text:line-break/><text:span text:style-name="T7">f. Above 80 - A</text:span><text:line-break/><text:span text:style-name="T7">Ask user to enter marks and print the corresponding grade.</text:span> </text:p>
      <text:p text:style-name="P5"/>
      <text:p text:style-name="P5">// Online Java Compiler<text:line-break/>// Use this editor to write, compile and run your Java code online<text:line-break/><text:soft-page-break/>import java.util.Scanner;<text:line-break/>class HelloWorld {<text:line-break/> <text:s text:c="3"/>public static void main(String[] args) {<text:line-break/> <text:s text:c="7"/>System.out.println("Hello, World!"); <text:line-break/> <text:s text:c="7"/>Scanner sc = new Scanner(System.in);<text:line-break/> <text:s text:c="4"/><text:line-break/> <text:s text:c="7"/>System.out.print("Enter your marks:");<text:line-break/> <text:s text:c="7"/>int m = sc.nextInt();<text:line-break/> <text:s text:c="7"/>if(m&gt;=80){<text:line-break/> <text:s text:c="11"/>System.out.println("Your corresponding grade is A");<text:line-break/> <text:s text:c="7"/>}<text:line-break/> <text:s text:c="7"/>else if(m&gt;=60 || m&lt;80){<text:line-break/> <text:s text:c="11"/>System.out.println("Your corresponding grade is B");<text:line-break/> <text:s text:c="7"/>}<text:line-break/> <text:s text:c="8"/>else if(m&gt;=50 || m&lt;60){<text:line-break/> <text:s text:c="11"/>System.out.println("Your corresponding grade is C");<text:line-break/> <text:s text:c="7"/>}<text:line-break/> <text:s text:c="9"/>else if(m&gt;=45 || m&lt;50){<text:line-break/> <text:s text:c="11"/>System.out.println("Your corresponding grade is D");<text:line-break/> <text:s text:c="7"/>}<text:line-break/> <text:s text:c="9"/>else if(m&gt;=25 || m&lt;45){<text:line-break/> <text:s text:c="11"/>System.out.println("Your corresponding grade is E");<text:line-break/> <text:s text:c="7"/>}<text:line-break/> <text:s text:c="7"/>else if(m&lt;25){<text:line-break/> <text:s text:c="11"/>System.out.println("Your corresponding grade is F");<text:line-break/> <text:s text:c="7"/>}<text:line-break/> <text:s text:c="3"/>}<text:line-break/>}</text:p>
      <text:p text:style-name="P6"/>
      <text:p text:style-name="P8"><text:span text:style-name="T8">3.</text:span>Take input of age of 3 people by user and determine oldest and youngest among them. </text:p>
      <text:p text:style-name="P7"/>
      <text:p text:style-name="P16">import java.util.Scanner;<text:line-break/>public class Main<text:line-break/>{<text:line-break/>public static void main(String[] args) {<text:line-break/><text:line-break/>Scanner sc=new Scanner(System.in);<text:line-break/>System.out.println("enter the age of three person");<text:line-break/>int p1=sc.nextInt();<text:line-break/>int p2=sc.nextInt();<text:line-break/>int p3=sc.nextInt();<text:line-break/><text:soft-page-break/>int big,small;<text:line-break/>if(p1&gt;p2) {<text:line-break/>big = p1;<text:line-break/>small = p2;<text:line-break/>}<text:line-break/>else {<text:line-break/>big= p2;<text:line-break/>small = p1;<text:line-break/>}</text:p>
      <text:p text:style-name="P15"/>
      <text:p text:style-name="P15">if(p3 &gt; big) big = p3;<text:line-break/>if(p3 &lt; small) small = p3;</text:p>
      <text:p text:style-name="P15"/>
      <text:p text:style-name="P15"><text:line-break/>System.out.println("Small...."+small);<text:line-break/>System.out.println("Big...."+big);<text:line-break/><text:line-break/>}<text:line-break/>}</text:p>
      <text:p text:style-name="P7"/>
      <text:p text:style-name="P7"/>
      <text:p text:style-name="P7">// Online Java Compiler<text:line-break/>// Use this editor to write, compile and run your Java code online<text:line-break/>import java.util.Scanner;<text:line-break/>class HelloWorld {<text:line-break/> <text:s text:c="3"/>public static void main(String[] args) {<text:line-break/> <text:s text:c="7"/>System.out.println("Hello, World!"); <text:line-break/> <text:s text:c="7"/>Scanner sc=new Scanner(System.in);<text:line-break/> <text:s text:c="7"/>int b,c;<text:line-break/> <text:s text:c="7"/>System.out.println("Enter the age of first person");<text:line-break/> <text:s text:c="7"/>int a=sc.nextInt();<text:line-break/> <text:s text:c="7"/>System.out.println("Enter the age of Second person");<text:line-break/> <text:s text:c="7"/>b=sc.nextInt();<text:line-break/> <text:s text:c="7"/>System.out.println("Enter the age of Third person");<text:line-break/> <text:s text:c="7"/>c=sc.nextInt();<text:line-break/> <text:s text:c="7"/>if(a&gt;b &amp;&amp; a&gt;c){<text:line-break/> <text:s text:c="11"/>System.out.println("first person is the oldest one");<text:line-break/><text:soft-page-break/> <text:s text:c="11"/>if(b&gt;c){<text:line-break/> <text:s text:c="14"/>System.out.println("third person is the youngest one");<text:line-break/> <text:s text:c="11"/>}<text:line-break/> <text:s text:c="11"/>else{<text:line-break/> <text:s text:c="15"/>System.out.println("second person is the youngest one");<text:line-break/> <text:s text:c="11"/>}<text:line-break/> <text:s text:c="11"/><text:line-break/> <text:s text:c="7"/>}<text:line-break/> <text:s text:c="7"/>else if(b&gt;c)<text:line-break/> <text:s text:c="7"/>{<text:line-break/> <text:s text:c="11"/>System.out.println("Second person is the oldest one");<text:line-break/> <text:s text:c="11"/>System.out.println("first person is the youngest one");<text:line-break/> <text:s text:c="7"/>}<text:line-break/> <text:s text:c="7"/>else{<text:line-break/> <text:s text:c="7"/>System.out.println("Third is the oldest one");<text:line-break/> <text:s text:c="7"/>if(a&gt;b){<text:line-break/> <text:s text:c="8"/>System.out.println("second person is the youngest one");<text:line-break/> <text:s text:c="7"/>}else{<text:line-break/> <text:s text:c="11"/>System.out.println("first person is the youngest one");<text:line-break/> <text:s text:c="7"/>}<text:line-break/> <text:s text:c="7"/><text:line-break/> <text:s text:c="7"/>}<text:line-break/> <text:s text:c="3"/>}<text:line-break/>}</text:p>
      <text:p text:style-name="P7"/>
      <text:p text:style-name="P7">4.</text:p>
      <text:p text:style-name="P3">Write a program to print absolute vlaue of a number entered by user. E.g.-<text:line-break/>INPUT: 1<text:tab/>OUTPUT: 1<text:line-break/>INPUT: -1<text:tab/>OUTPUT: 1</text:p>
      <text:p text:style-name="P3"/>
      <text:p text:style-name="P3"/>
      <text:p text:style-name="P3">// Online Java Compiler<text:line-break/>// Use this editor to write, compile and run your Java code online<text:line-break/>// Java program for Method 1<text:line-break/>import java.util.Scanner;<text:line-break/>class Helloworld{<text:line-break/>public static void main(String[] args)<text:line-break/>{<text:line-break/>Scanner sc=new Scanner(System.in);<text:line-break/>System.out.println("Enter a number:");<text:line-break/>int N=sc.nextInt();<text:line-break/><text:tab/>if (N &lt; 0)<text:line-break/><text:soft-page-break/><text:tab/>{<text:line-break/><text:tab/><text:tab/>N = (-1) * N;<text:line-break/><text:tab/><text:tab/>System.out.println("absolute value:"+N);<text:line-break/><text:tab/>}else{<text:line-break/><text:tab/>System.out.println("absolute value:"+N);<text:line-break/><text:tab/>}<text:line-break/>}<text:line-break/><text:line-break/><text:line-break/>}</text:p>
      <text:p text:style-name="P7"/>
      <text:p text:style-name="P9">5.</text:p>
      <text:p text:style-name="P9"/>
      <text:p text:style-name="P7"><text:span text:style-name="T7">A student will not be allowed to sit in exam if his/her attendence is less than 75%.</text:span><text:line-break/><text:span text:style-name="T7">Take following input from user</text:span><text:line-break/><text:span text:style-name="T7">Number of classes held</text:span><text:line-break/><text:span text:style-name="T7">Number of classes attended.</text:span><text:line-break/><text:span text:style-name="T7">And print</text:span><text:line-break/><text:span text:style-name="T7">percentage of class attended</text:span><text:line-break/><text:span text:style-name="T7">Is student is allowed to sit in exam or not.</text:span> </text:p>
      <text:p text:style-name="P7">// Online Java Compiler<text:line-break/>// Use this editor to write, compile and run your Java code online<text:line-break/>import java.util.Scanner;<text:line-break/>class HelloWorld {<text:line-break/> <text:s text:c="3"/>public static void main(String[] args) {<text:line-break/> <text:s text:c="7"/>System.out.println("Hello, World!"); <text:line-break/> <text:s text:c="7"/>Scanner sc=new Scanner(System.in);<text:line-break/> <text:s text:c="7"/>int a,b;<text:line-break/> <text:s text:c="7"/>double c;<text:line-break/> <text:s text:c="7"/>System.out.println("Number of classes held");<text:line-break/> <text:s text:c="7"/>a=sc.nextInt();<text:line-break/> <text:s text:c="7"/>System.out.println("Number of classes attended");<text:line-break/> <text:s text:c="7"/>b=sc.nextInt();<text:line-break/> <text:s text:c="7"/>c =(b / a * 100);<text:line-break/> <text:s text:c="7"/>System.out.println("percentage of class attended"+c);<text:line-break/> <text:s text:c="7"/>if(c&gt;75){<text:line-break/> <text:s text:c="11"/>System.out.println("Student is allowed to set in exam");<text:line-break/> <text:s text:c="7"/>}<text:line-break/> <text:s text:c="7"/>else{<text:line-break/> <text:s text:c="10"/>System.out.println("Student is Not allowed to set in exam"); <text:s/><text:line-break/> <text:s text:c="7"/>}<text:line-break/> <text:s text:c="7"/><text:line-break/><text:soft-page-break/> <text:s text:c="3"/>}<text:line-break/>}</text:p>
      <text:p text:style-name="P7"/>
      <text:p text:style-name="P10"><text:span text:style-name="T6">// 1+2+3+.......+100</text:span> </text:p>
      <text:p text:style-name="P7">// Online Java Compiler<text:line-break/>// Use this editor to write, compile and run your Java code online<text:line-break/><text:line-break/>class HelloWorld {<text:line-break/> <text:s text:c="3"/>public static void main(String[] args) {<text:line-break/> <text:s text:c="7"/>System.out.println("Hello, World!"); <text:line-break/> <text:s text:c="7"/>int b=0;<text:line-break/> <text:s text:c="7"/>for(int i=1;i&lt;=100;i++){<text:line-break/> <text:s text:c="9"/>b = b + i; <text:s/><text:line-break/> <text:s text:c="7"/>}<text:line-break/> <text:s text:c="7"/>System.out.println("Sum of first 100 number is:"+b);<text:line-break/> <text:s text:c="3"/>}<text:line-break/>}</text:p>
      <text:p text:style-name="P7"/>
      <text:p text:style-name="P10"><text:span text:style-name="T6">1 + 3+ 5 +.....</text:span> </text:p>
      <text:p text:style-name="P13">// Online Java Compiler<text:line-break/>// Use this editor to write, compile and run your Java code online<text:line-break/><text:line-break/>class HelloWorld {<text:line-break/> <text:s text:c="3"/>public static void main(String[] args) {<text:line-break/> <text:s text:c="7"/>System.out.println("Hello, World!"); <text:line-break/> <text:s text:c="7"/>int b=0;<text:line-break/> <text:s text:c="7"/>for(int i=1;i&lt;=100;i++){<text:line-break/> <text:s text:c="11"/>System.out.println(i);<text:line-break/> <text:s text:c="11"/>b = b + i; <text:line-break/> <text:s text:c="11"/>i++;<text:line-break/> <text:s text:c="7"/>}<text:line-break/> <text:s text:c="7"/>System.out.println("Sum of first 50 odd numbers upto 100 is:"+b);<text:line-break/> <text:s text:c="3"/>}<text:line-break/>}</text:p>
      <text:p text:style-name="P13"/>
      <text:p text:style-name="P10"><text:span text:style-name="T6">2+ 4 + 6 + 8</text:span> </text:p>
      <text:p text:style-name="P10">// Online Java Compiler<text:line-break/>// Use this editor to write, compile and run your Java code online<text:line-break/><text:line-break/>class HelloWorld {<text:line-break/> <text:s text:c="3"/>public static void main(String[] args) {<text:line-break/> <text:s text:c="7"/>System.out.println("Hello, World!"); <text:line-break/><text:soft-page-break/> <text:s text:c="7"/>int b=0;<text:line-break/> <text:s text:c="7"/>for(int i=2;i&lt;=100;i++){<text:line-break/> <text:s text:c="11"/>System.out.println(i);<text:line-break/> <text:s text:c="11"/>b = b + i; <text:line-break/> <text:s text:c="11"/>i++;<text:line-break/> <text:s text:c="7"/>}<text:line-break/> <text:s text:c="7"/>System.out.println("Sum of first 50 even numbers upto 100 is:"+b);<text:line-break/> <text:s text:c="3"/>}<text:line-break/>}</text:p>
      <text:p text:style-name="P10"/>
      <text:p text:style-name="P10"><text:span text:style-name="T6">divisible by 3&amp; 5 sum</text:span> </text:p>
      <text:p text:style-name="P10"/>
      <text:p text:style-name="P10"/>
      <text:p text:style-name="P10">// Online Java Compiler<text:line-break/>// Use this editor to write, compile and run your Java code online<text:line-break/><text:line-break/>class HelloWorld {<text:line-break/> <text:s text:c="3"/>public static void main(String[] args) {<text:line-break/> <text:s text:c="7"/>System.out.println("Hello, World!"); <text:line-break/> <text:s text:c="7"/>int b=0;<text:line-break/> <text:s text:c="7"/>for(int i=1;i&lt;=100;i++){<text:line-break/> <text:s text:c="10"/><text:line-break/> <text:s text:c="11"/>if(i%3==0 &amp;&amp; i%5==0){<text:line-break/> <text:s text:c="16"/>System.out.println(i);<text:line-break/> <text:s text:c="14"/>b = b + i;<text:line-break/> <text:s text:c="11"/>}<text:line-break/> <text:s text:c="11"/><text:line-break/> <text:s text:c="7"/>}<text:line-break/> <text:s text:c="7"/>System.out.println("Sum of numbers is:"+b);<text:line-break/> <text:s text:c="3"/>}<text:line-break/>}</text:p>
      <text:p text:style-name="P10"/>
      <text:p text:style-name="P1">Q4.</text:p>
      <text:p text:style-name="Standard">Write a Java program that accepts two floating ­point numbers and checks whether they are the same up to two decimal places.</text:p>
      <text:p text:style-name="Standard"> </text:p>
      <text:p text:style-name="Standard">Test Data<text:line-break/>Input first floating­point number: 1235<text:line-break/>Input second floating­point number: 2534<text:line-break/>Expected Output :</text:p>
      <text:p text:style-name="Standard"> </text:p>
      <text:p text:style-name="Standard">These numbers are different.</text:p>
      <text:p text:style-name="P10"/>
      <text:p text:style-name="P10"/>
      <text:p text:style-name="P10"><text:soft-page-break/>import java.util.Scanner;<text:line-break/>public class Main {<text:line-break/> <text:s/>public static void main(String[] args) {<text:line-break/> <text:s/>// Write your code here<text:line-break/> <text:s/>Scanner sc=new Scanner(System.in);<text:line-break/> <text:s/>System.out.println("Enter first floating number:");<text:line-break/> <text:s/>double num1=sc.nextDouble();<text:line-break/> <text:s/>System.out.println("Enter second floating number:");<text:line-break/> <text:s/>double num2=sc.nextDouble();<text:line-break/> <text:s/>num1=num1*100;<text:line-break/> <text:s/>num2=num2*100;<text:line-break/> <text:s/>if(num1 == num2){<text:line-break/> <text:s text:c="3"/>System.out.println("These numbers are same.");<text:line-break/> <text:s/>}else<text:line-break/> <text:s/>{<text:line-break/> <text:s text:c="3"/>System.out.println("These numbers are different.");<text:line-break/> <text:s/>}<text:line-break/> }<text:line-break/>}</text:p>
      <text:p text:style-name="P10"/>
      <text:p text:style-name="P10"/>
      <text:p text:style-name="P10"/>
      <text:p text:style-name="P2">Q2.</text:p>
      <text:p text:style-name="Standard">Write a Java program that accepts three numbers and prints "All numbers are equal" if all three numbers are equal,<text:line-break/> "All numbers are different" if all three numbers are different and "Neither all are equal or different" otherwise.</text:p>
      <text:p text:style-name="Standard"> </text:p>
      <text:p text:style-name="Standard">Test Data<text:line-break/>Input first number: 2564<text:line-break/>Input second number: 3526<text:line-break/>Input third number: 2456<text:line-break/>Expected Output :</text:p>
      <text:p text:style-name="Standard"> </text:p>
      <text:p text:style-name="Standard">All numbers are different</text:p>
      <text:p text:style-name="P12"/>
      <text:p text:style-name="P12"/>
      <text:p text:style-name="P12">import java.util.Scanner;<text:line-break/>public class Main {<text:line-break/> <text:s/>public static void main(String[] args) {<text:line-break/> <text:s/>// Write your code here<text:line-break/> <text:s/>Scanner sc=new Scanner(System.in);<text:line-break/> <text:s/>System.out.println("Enter first number:");<text:line-break/> <text:s/>int num1=sc.nextInt();<text:line-break/><text:soft-page-break/> <text:s/>System.out.println("Enter Second number:");<text:line-break/> <text:s/>int num2=sc.nextInt();<text:line-break/> <text:s/>System.out.println("Enter third number:");<text:line-break/> <text:s/>int num3=sc.nextInt();<text:line-break/> <text:s/>if(num1==num2 &amp;&amp; num1==num3){<text:line-break/> <text:s text:c="3"/>System.out.println("All numbers are equal");<text:line-break/> <text:s/>}else if((num1==num2)||(num1==num3)||(num2==num3)){<text:line-break/> <text:s text:c="3"/>System.out.println("Neither all are equal or different");<text:line-break/> <text:s/>}<text:line-break/> <text:s/>else{<text:line-break/> <text:s text:c="3"/>System.out.println("All numbers are different");<text:line-break/> <text:s/>}<text:line-break/> }<text:line-break/>}</text:p>
      <text:p text:style-name="P2">Q1..</text:p>
      <text:p text:style-name="Standard">Write a Java program that reads in two floating-point numbers and tests whether they are the same up to three decimal places.</text:p>
      <text:p text:style-name="Standard"> </text:p>
      <text:p text:style-name="Standard">Test Data<text:line-break/>Input floating-point number: 25.586<text:line-break/>Input floating-point another number: 25.589<text:line-break/>Expected Output :<text:line-break/>They are different</text:p>
      <text:p text:style-name="P12"/>
      <text:p text:style-name="P11">import java.util.Scanner;<text:line-break/>public class Main {<text:line-break/> <text:s/>public static void main(String[] args) {<text:line-break/> <text:s/>// Write your code here<text:line-break/> <text:s/>Scanner sc=new Scanner(System.in);<text:line-break/> <text:s/>System.out.println("Enter first floating number:");<text:line-break/> <text:s/>double num1=sc.nextDouble();<text:line-break/> <text:s/>System.out.println("Enter second floating number:");<text:line-break/> <text:s/>double num2=sc.nextDouble();<text:line-break/> <text:s/>num1=num1*100<text:span text:style-name="T9">0</text:span>;<text:line-break/> <text:s/>num2=num2*100<text:span text:style-name="T9">0</text:span>;<text:line-break/> <text:s/>if(num1 == num2){<text:line-break/> <text:s text:c="3"/>System.out.println("These numbers are same.");<text:line-break/> <text:s/>}else<text:line-break/> <text:s/>{<text:line-break/> <text:s text:c="3"/>System.out.println("These numbers are different.");<text:line-break/> <text:s/>}<text:line-break/> }<text:line-break/>}</text:p>
      <text:p text:style-name="P11"/>
      <text:p text:style-name="P11"><text:soft-page-break/></text:p>
      <text:p text:style-name="P17"/>
      <text:p text:style-name="P18">Q3. Write a program that accepts three numbers from the user and prints "increasing" if the numbers are in increasing order, <text:line-break/>"decreasing" if the numbers are in decreasing order, and "Neither increasing or decreasing order" otherwise.  Test Data<text:line-break/>Input first number: 1524<text:line-break/>Input second number: 2345<text:line-break/>Input third number: 3321<text:line-break/>Expected Output : Increasing order<text:line-break/></text:p>
      <text:p text:style-name="P11">import java.util.Scanner;<text:line-break/>public class Main {<text:line-break/> <text:s/>public static void main(String[] args) {<text:line-break/> <text:s/>// Write your code here<text:line-break/> <text:s/>Scanner sc=new Scanner(System.in);<text:line-break/> <text:s/>System.out.println("Enter first number:");<text:line-break/> <text:s/>int num1=sc.nextInt();<text:line-break/> <text:s/>System.out.println("Enter Second number:");<text:line-break/> <text:s/>int num2=sc.nextInt();<text:line-break/> <text:s/>System.out.println("Enter third number:");<text:line-break/> <text:s/>int num3=sc.nextInt();<text:line-break/> <text:s/>if(num1&gt;num2 &amp;&amp; num1&gt;num3 &amp;&amp; num2&gt;num3){<text:line-break/> <text:s text:c="3"/>System.out.println("Decreasing order");<text:line-break/> <text:s/>}<text:line-break/> <text:s text:c="2"/>else if(num1&lt;num2 &amp;&amp; num1&lt;num3 &amp;&amp; num2&lt;num3){<text:line-break/> <text:s text:c="3"/>System.out.println("Increasing order");<text:line-break/> <text:s/>}else{<text:line-break/> <text:s text:c="3"/>System.out.println("Neither increasing or decreasing order");1<text:line-break/> <text:s/>}<text:line-break/> }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1:52:19.563000000</meta:creation-date>
    <dc:date>2021-11-22T17:15:37.352000000</dc:date>
    <meta:editing-duration>PT3S</meta:editing-duration>
    <meta:editing-cycles>1</meta:editing-cycles>
    <meta:document-statistic meta:table-count="0" meta:image-count="0" meta:object-count="0" meta:page-count="10" meta:paragraph-count="45" meta:word-count="1288" meta:character-count="10692" meta:non-whitespace-character-count="8044"/>
    <meta:generator>LibreOffice/7.1.7.2$Windows_X86_64 LibreOffice_project/c6a4e3954236145e2acb0b65f68614365aeee33f</meta:generator>
  </office:meta>
</office:document-meta>
</file>